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directViewTests.noUrl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directViewTests.attributeStatusCodeHttp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directViewTests.attributeStatusCodeHttp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directViewTests.contextRelativeWithValidated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directViewTests.updateTar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directView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directViewTests.paramWithAnch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directViewTests.contextRelativeQuery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RedirectView.TestRedirectView( String url , boolean contextRelative , Map &lt; String , ? &gt; expected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directViewTests.arrayPar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directViewTests.emptyMapWithContextRela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directViewTests.collectionPar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directViewTests.explicitStatusCodeHttp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directViewTests.singleParamWithoutExposingModel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directViewTests.http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directViewTests.twoParam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directViewTests.single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directViewTests.propagateQuery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RedirectView.queryProperties( Map &lt; String , Object &gt;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directViewTests.emp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directViewTests.fl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directViewTests.explicitStatusCodeHttp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directViewTests.updateTargetUrlWithContext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directViewTests.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directViewTests.object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directViewTests.doTest( Map &lt; String , ? &gt; map , String url , boolean contextRelative , String expected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